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style:font-weight-asian="bold" style:font-weight-complex="bold"/>
    </style:style>
    <style:style style:name="P2" style:family="paragraph" style:parent-style-name="Standard">
      <style:paragraph-properties fo:text-align="start"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normal" style:font-weight-asian="normal" style:font-weight-complex="normal"/>
    </style:style>
    <style:style style:name="P4" style:family="paragraph" style:parent-style-name="Standard">
      <style:text-properties fo:language="en" fo:country="US"/>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8" style:family="paragraph" style:parent-style-name="Standard">
      <style:text-properties fo:language="en" fo:country="US" fo:font-weight="bold" style:font-weight-asian="bold" style:font-weight-complex="bold"/>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m Companion – Full</text:p>
      <text:p text:style-name="P1"/>
      <text:p text:style-name="P2">I. Introduction</text:p>
      <text:p text:style-name="P2">1.<text:tab/>Advance fee fraud overview</text:p>
      <text:p text:style-name="P2"/>
      <text:p text:style-name="P3">The goal of this project is to explore the feasibility of building an autonomous conversational agent to sustain a dialogue with a person perpetrating advance fee fraud over email.</text:p>
      <text:p text:style-name="P3"/>
      <text:p text:style-name="P3">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3"/>
      <text:p text:style-name="P3">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3"/>
      <text:p text:style-name="P3">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3"/>
      <text:p text:style-name="P3">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3"/>
      <text:p text:style-name="P2">2.<text:tab/>Project rationale</text:p>
      <text:p text:style-name="P2"/>
      <text:p text:style-name="P3"><text:soft-page-break/>As we discussed earlier, a major difference between generic and advance fee spam is the active involvement of the scammer in the former. An interesting approach to dealing with it would be to build a conversational agent to emulate a victim with the goal of maintaining an email exchange for as long as possible.</text:p>
      <text:p text:style-name="P3"/>
      <text:p text:style-name="P3">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3"/>
      <text:p text:style-name="P3">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3"/>
      <text:p text:style-name="P3">In this project, we will develop a fully autonomous system to gather, send and receive AFF emails.</text:p>
      <text:p text:style-name="P2"/>
      <text:p text:style-name="P2">II. Background</text:p>
      <text:p text:style-name="P2"/>
      <text:p text:style-name="P2">1. <text:span text:style-name="T1">Inside a 419 scam</text:span></text:p>
      <text:p text:style-name="P3"/>
      <text:p text:style-name="P3">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820937644" text:style-name="L1">
        <text:list-item>
          <text:p text:style-name="P7">Requests for detailed personal information, such as full name, address, telephone number, occupation, age, gender, passport photograph are very common.</text:p>
        </text:list-item>
        <text:list-item>
          <text:p text:style-name="P7">Scammers commonly use templates written ahead of time over the the first two email exchanges.</text:p>
        </text:list-item>
        <text:list-item>
          <text:p text:style-name="P7">It is common for a scammer to add his target's email address in a bank, shared with other scammers.</text:p>
        </text:list-item>
        <text:list-item>
          <text:p text:style-name="P7">Often, a scammer will send a target counterfeit documents – e.g. certificates, passports, etc., in order to convince the target in the veracity of the proposed scheme.</text:p>
        </text:list-item>
        <text:list-item>
          <text:p text:style-name="P7">A scam is often operated by more than one person, or – the same person assuming multiple identities. </text:p>
        </text:list-item>
        <text:list-item>
          <text:p text:style-name="P7">Sometimes a scammer will insist on a phone number and attempt to call the target.</text:p>
        </text:list-item>
        <text:list-item>
          <text:p text:style-name="P7">Sometimes a scammer will not respond to a message, despite initiating the conversation.</text:p>
        </text:list-item>
      </text:list>
      <text:p text:style-name="P3"/>
      <text:p text:style-name="P4">Obs. (1) shows that our natural language model needs to take into account these requests for information and deal with them effectively. There are a few possible strategies to do that. </text:p>
      <text:p text:style-name="P4"/>
      <text:p text:style-name="P4">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whether the target has been hooked or not. From the point of view of the scammer, if the target fails to comply with these requests, this is a strong indication to simply move on to the next viable target. </text:p>
      <text:p text:style-name="P4"/>
      <text:p text:style-name="P4"><text:soft-page-break/>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4"/>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8">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
      <text:p text:style-name="P5">Popular state of the art email services use a combination of these techniques to protect their users. An illustrative example is Yahoo! Mail. The service uses a rule-based filter on the sender side. <text:soft-page-break/>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to perform a Distributed Denial of Service attack on the subnetwork of the IP address. </text:p>
      <text:p text:style-name="P5"/>
      <text:p text:style-name="P5">FINISH THIS PARAGRA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1T20:44:32</dc:date>
    <dc:creator>Ivan Trendafilov</dc:creator>
    <meta:editing-duration>PT13H5M27S</meta:editing-duration>
    <meta:editing-cycles>74</meta:editing-cycles>
    <meta:generator>LibreOffice/3.3$Unix LibreOffice_project/330m19$Build-401</meta:generator>
    <meta:document-statistic meta:table-count="0" meta:image-count="0" meta:object-count="0" meta:page-count="4" meta:paragraph-count="40" meta:word-count="2352" meta:character-count="14509"/>
  </office:meta>
</office:document-meta>
</file>